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cm" fo:margin-right="0cm" fo:margin-top="0cm" fo:margin-bottom="0cm" style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cm" fo:margin-right="0cm" fo:margin-top="0cm" fo:margin-bottom="0cm" style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text-properties officeooo:paragraph-rsid="006432c5"/>
    </style:style>
    <style:style style:name="P16" style:family="paragraph" style:parent-style-name="Standard">
      <style:text-properties officeooo:rsid="005460a5" officeooo:paragraph-rsid="005460a5"/>
    </style:style>
    <style:style style:name="P17" style:family="paragraph" style:parent-style-name="Standard">
      <style:paragraph-properties fo:margin-left="0.199cm" fo:margin-right="0cm" fo:margin-top="0.199cm" fo:margin-bottom="0cm" style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0.33cm" fo:margin-right="0.101cm" fo:margin-top="0cm" fo:margin-bottom="0cm" style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b7ea13" style:font-size-asian="9pt" style:font-weight-asian="normal" style:font-name-complex="Lucida Sans" style:font-size-complex="9pt" style:font-weight-complex="normal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6% 100%" fo:font-style="normal" style:font-style-asian="normal" style:font-style-complex="normal"/>
    </style:style>
    <style:style style:name="T4" style:family="text">
      <style:text-properties officeooo:rsid="00105b3d"/>
    </style:style>
    <style:style style:name="T5" style:family="text">
      <style:text-properties officeooo:rsid="00a816ec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officeooo:rsid="00b769d5"/>
    </style:style>
    <style:style style:name="T9" style:family="text">
      <style:text-properties officeooo:rsid="00a6bd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<text:span text:style-name="T9">Cuenta Bancaria</text:span>:</text:p>
          </table:table-cell>
          <table:table-cell table:style-name="Tabla4.A1" office:value-type="string">
            <text:p text:style-name="P19"><text:placeholder text:placeholder-type="text">&lt;o.account_id.name&gt;</text:placeholder></text:p>
          </table:table-cell>
        </table:table-row>
        <table:table-row table:style-name="Tabla4.1">
          <table:table-cell table:style-name="Tabla4.A1" office:value-type="string">
            <text:p text:style-name="P21"><text:span text:style-name="T9">Listado de Cheques</text:span>:</text:p>
          </table:table-cell>
          <table:table-cell table:style-name="Tabla4.A1" office:value-type="string">
            <text:p text:style-name="P23"><text:placeholder text:placeholder-type="text">&lt;', '.join(o.check_ids.mapped('name')) &gt;</text:placeholder></text:p>
          </table:table-cell>
        </table:table-row>
        <table:table-row table:style-name="Tabla4.1">
          <table:table-cell table:style-name="Tabla4.A1" office:value-type="string">
            <text:p text:style-name="P21"><text:span text:style-name="T5">Total Disponibles</text:span>:</text:p>
          </table:table-cell>
          <table:table-cell table:style-name="Tabla4.A1" office:value-type="string">
            <text:p text:style-name="P22"><text:placeholder text:placeholder-type="text">&lt;sum(o.check_ids.mapped('amount'))&gt;</text:placeholder></text:p>
          </table:table-cell>
        </table:table-row>
        <table:table-row table:style-name="Tabla4.1">
          <table:table-cell table:style-name="Tabla4.A1" office:value-type="string">
            <text:p text:style-name="P21"><text:span text:style-name="T5">Cantidad de Cheques</text:span>:</text:p>
          </table:table-cell>
          <table:table-cell table:style-name="Tabla4.A1" office:value-type="string">
            <text:p text:style-name="P20"><text:placeholder text:placeholder-type="text">&lt;len(o.check_ids)&gt;</text:placeholder></text:p>
          </table:table-cell>
        </table:table-row>
        <table:table-row table:style-name="Tabla4.1"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19"/>
          </table:table-cell>
        </table:table-row>
      </table:table>
      <text:p text:style-name="P1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4.593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style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0b769d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8" style:family="paragraph" style:parent-style-name="Standard">
      <style:paragraph-properties fo:margin-left="0.33cm" fo:margin-right="0cm" fo:margin-top="0cm" fo:margin-bottom="0cm" style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cm" fo:margin-right="0cm" fo:margin-top="0cm" fo:margin-bottom="0cm" style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2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3" style:family="paragraph" style:parent-style-name="Standard">
      <style:text-properties fo:font-size="2pt" style:font-size-asian="2pt" style:font-size-complex="2pt"/>
    </style:style>
    <style:style style:name="MP14" style:family="paragraph" style:parent-style-name="Standard">
      <style:paragraph-properties fo:margin-left="0.199cm" fo:margin-right="0cm" fo:margin-top="0.199cm" fo:margin-bottom="0cm" style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officeooo:rsid="00a816ec"/>
    </style:style>
    <style:style style:name="M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7" style:family="text">
      <style:text-properties fo:color="#221f1f" style:font-name="Lucida Sans" style:font-name-complex="Lucida Sans"/>
    </style:style>
    <style:style style:name="MT8" style:family="text">
      <style:text-properties officeooo:rsid="00b769d5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company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5"><text:span text:style-name="MT2">Tel: </text:span><text:span text:style-name="MT2"><text:placeholder text:placeholder-type="text">&lt;company.partner_id.phone&gt;</text:placeholder></text:span></text:p>
              <text:p text:style-name="MP6"><text:placeholder text:placeholder-type="text">&lt;company.partner_id.email&gt;</text:placeholder></text:p>
              <text:p text:style-name="MP6"><text:placeholder text:placeholder-type="text">&lt;company.website&gt;</text:placeholder></text:p>
              <text:p text:style-name="MP7"><text:span text:style-name="MT3">I.V.A.: </text:span><text:span text:style-name="MT2"><text:placeholder text:placeholder-type="text">&lt;company.partner_id.responsability_id.name&gt;</text:placeholder></text:span></text:p>
              <text:p text:style-name="MP8"><text:span text:style-name="MT4">CUIT</text:span>: <text:text-input text:description="&lt;company.partner_id.commercial_partner_id.formated_vat&gt;">20-31393297-9</text:text-input></text:p>
              <text:p text:style-name="MP9"><text:span text:style-name="MT4">Ing. Brutos</text:span>: <text:text-input text:description="&lt;company.partner_id.iibb&gt;">EXENTO</text:text-input></text:p>
              <text:p text:style-name="MP8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10">CERTIFICADO DE <text:span text:style-name="MT5">DEPOSITO BANCARIO</text:span></text:p>
              <text:p text:style-name="MP11"><text:span text:style-name="MT6">Fecha</text:span><text:span text:style-name="MT7">: </text:span><text:span text:style-name="MT7"><text:text-input text:description="&lt;o.date and formatLang(o.date,date='true') or ''&gt;">DD/MM/YYYY</text:text-input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12">Datos de<text:span text:style-name="MT8">l deposito</text:span></text:p>
            </table:table-cell>
          </table:table-row>
        </table:table>
        <text:p text:style-name="MP13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4">Nombre y Apellido Firmante:</text:p>
              <text:p text:style-name="MP14">Cargo:</text:p>
            </table:table-cell>
            <table:table-cell table:style-name="Table2.B1" office:value-type="string">
              <text:p text:style-name="MP15">________________________________________________</text:p>
              <text:p text:style-name="MP15">Firma Responsable</text:p>
            </table:table-cell>
          </table:table-row>
        </table:table>
        <text:p text:style-name="MP16"/>
        <text:p text:style-name="MP16"/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05T12:32:34.530745796</dc:date>
    <meta:editing-duration>P2DT11H42M32S</meta:editing-duration>
    <meta:editing-cycles>421</meta:editing-cycles>
    <meta:generator>LibreOffice/4.2.8.2$Linux_X86_64 LibreOffice_project/420m0$Build-2</meta:generator>
    <meta:document-statistic meta:table-count="4" meta:image-count="0" meta:object-count="0" meta:page-count="1" meta:paragraph-count="26" meta:word-count="76" meta:character-count="742" meta:non-whitespace-character-count="708"/>
  </office:meta>
</office:document-meta>
</file>